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/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50">
      <style:table-cell-properties fo:background-color="transparent"/>
    </style:style>
    <style:style style:name="ce29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45"/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21" table:default-cell-style-name="ce17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8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18"/>
        <table:table-column table:style-name="co4" table:number-columns-repeated="1009" table:default-cell-style-name="ce17"/>
        <table:table-column table:style-name="co12" table:number-columns-repeated="3" table:default-cell-style-name="ce17"/>
        <table:table-column table:style-name="co12" table:number-columns-repeated="3" table:default-cell-style-name="ce31"/>
        <table:table-column table:style-name="co5" table:number-columns-repeated="15362" table:default-cell-style-name="ce31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6" office:value-type="float" office:value="0.2" calcext:value-type="float">
            <text:p>0.200</text:p>
          </table:table-cell>
          <table:table-cell table:style-name="ce26" office:value-type="float" office:value="0.1" calcext:value-type="float">
            <text:p>0.1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26" office:value-type="float" office:value="-0.4" calcext:value-type="float">
            <text:p>-0.400</text:p>
          </table:table-cell>
          <table:table-cell table:style-name="ce26" office:value-type="float" office:value="-0.3" calcext:value-type="float">
            <text:p>-0.3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.2" calcext:value-type="float">
            <text:p>0.20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-0.6" calcext:value-type="float">
            <text:p>-0.60</text:p>
          </table:table-cell>
          <table:table-cell table:style-name="ce29" office:value-type="float" office:value="-0.7" calcext:value-type="float">
            <text:p>-0.70</text:p>
          </table:table-cell>
          <table:table-cell table:style-name="ce2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.6" calcext:value-type="float">
            <text:p>0.60</text:p>
          </table:table-cell>
          <table:table-cell table:style-name="ce29" office:value-type="float" office:value="0.7" calcext:value-type="float">
            <text:p>0.7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31" table:number-columns-repeated="5"/>
          <table:table-cell table:style-name="ce11"/>
          <table:table-cell table:number-columns-repeated="16377"/>
        </table:table-row>
        <table:table-row table:style-name="ro1">
          <table:table-cell/>
          <table:table-cell table:style-name="ce31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7"/>
        <table:table-column table:style-name="co8" table:number-columns-repeated="4" table:default-cell-style-name="ce17"/>
        <table:table-column table:style-name="co4" table:number-columns-repeated="3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number-columns-repeated="1003" table:default-cell-style-name="ce17"/>
        <table:table-column table:style-name="co12" table:number-columns-repeated="7" table:default-cell-style-name="ce17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/>
          <table:table-cell table:style-name="ce43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31"/>
        <table:table-column table:style-name="co14" table:default-cell-style-name="ce31"/>
        <table:table-column table:style-name="co1" table:default-cell-style-name="ce31"/>
        <table:table-column table:style-name="co5" table:number-columns-repeated="16370" table:default-cell-style-name="ce31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GLY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/>
          <table:table-cell table:style-name="ce43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18"/>
        <table:table-column table:style-name="co15" table:default-cell-style-name="ce18"/>
        <table:table-column table:style-name="co8" table:number-columns-repeated="4" table:default-cell-style-name="ce18"/>
        <table:table-column table:style-name="co4" table:number-columns-repeated="3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4" table:default-cell-style-name="ce18"/>
        <table:table-column table:style-name="co4" table:default-cell-style-name="ce18"/>
        <table:table-column table:style-name="co4" table:number-columns-repeated="1001" table:default-cell-style-name="ce17"/>
        <table:table-column table:style-name="co12" table:number-columns-repeated="7" table:default-cell-style-name="ce17"/>
        <table:table-column table:style-name="co6" table:default-cell-style-name="ce17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0.1" calcext:value-type="float">
            <text:p>50.1</text:p>
          </table:table-cell>
          <table:table-cell office:value-type="float" office:value="345.8" calcext:value-type="float">
            <text:p>345.8</text:p>
          </table:table-cell>
          <table:table-cell office:value-type="float" office:value="69.2" calcext:value-type="float">
            <text:p>69.2</text:p>
          </table:table-cell>
          <table:table-cell office:value-type="float" office:value="24.6" calcext:value-type="float">
            <text:p>24.6</text:p>
          </table:table-cell>
          <table:table-cell table:style-name="Default" office:value-type="float" office:value="6.6" calcext:value-type="float">
            <text:p>6.6</text:p>
          </table:table-cell>
          <table:table-cell office:value-type="float" office:value="134.2" calcext:value-type="float">
            <text:p>134.2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8"/>
        <table:table-column table:style-name="co6" table:number-columns-repeated="984" table:default-cell-style-name="ce17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5" office:value-type="float" office:value="0.740740740740741" calcext:value-type="float">
            <text:p>0.740740740740741</text:p>
          </table:table-cell>
          <table:table-cell table:formula="of:=[.C3]/1.35" office:value-type="float" office:value="0.548696844993141" calcext:value-type="float">
            <text:p>0.548696844993141</text:p>
          </table:table-cell>
          <table:table-cell table:formula="of:=[.D3]/1.35" office:value-type="float" office:value="0.406442107402327" calcext:value-type="float">
            <text:p>0.406442107402327</text:p>
          </table:table-cell>
          <table:table-cell table:style-name="ce18" table:formula="of:=[.E3]/1.35" office:value-type="float" office:value="0.301068227705427" calcext:value-type="float">
            <text:p>0.301068227705427</text:p>
          </table:table-cell>
          <table:table-cell table:style-name="ce18" table:formula="of:=[.F3]/1.35" office:value-type="float" office:value="0.22301350200402" calcext:value-type="float">
            <text:p>0.22301350200402</text:p>
          </table:table-cell>
          <table:table-cell table:style-name="ce18" table:formula="of:=[.G3]/1.35" office:value-type="float" office:value="0.165195186669645" calcext:value-type="float">
            <text:p>0.165195186669645</text:p>
          </table:table-cell>
          <table:table-cell table:style-name="ce18" table:formula="of:=[.H3]/1.35" office:value-type="float" office:value="0.122366804940477" calcext:value-type="float">
            <text:p>0.122366804940477</text:p>
          </table:table-cell>
          <table:table-cell table:style-name="ce18" table:formula="of:=[.I3]/1.35" office:value-type="float" office:value="0.090642077733687" calcext:value-type="float">
            <text:p>0.090642077733687</text:p>
          </table:table-cell>
          <table:table-cell table:style-name="ce18" table:formula="of:=[.J3]/1.35" office:value-type="float" office:value="0.0671422798027311" calcext:value-type="float">
            <text:p>0.0671422798027311</text:p>
          </table:table-cell>
          <table:table-cell table:style-name="ce18" table:formula="of:=[.K3]/1.35" office:value-type="float" office:value="0.0497350220760971" calcext:value-type="float">
            <text:p>0.0497350220760971</text:p>
          </table:table-cell>
          <table:table-cell table:style-name="ce18" table:formula="of:=[.L3]/1.35" office:value-type="float" office:value="0.0368407570934053" calcext:value-type="float">
            <text:p>0.0368407570934053</text:p>
          </table:table-cell>
          <table:table-cell table:style-name="ce18" table:formula="of:=[.M3]/1.35" office:value-type="float" office:value="0.0272894496988187" calcext:value-type="float">
            <text:p>0.0272894496988187</text:p>
          </table:table-cell>
          <table:table-cell table:style-name="ce18" table:formula="of:=[.N3]/1.35" office:value-type="float" office:value="0.0202144071843102" calcext:value-type="float">
            <text:p>0.0202144071843102</text:p>
          </table:table-cell>
          <table:table-cell table:style-name="ce18" table:formula="of:=[.O3]/1.35" office:value-type="float" office:value="0.0149736349513409" calcext:value-type="float">
            <text:p>0.0149736349513409</text:p>
          </table:table-cell>
          <table:table-cell table:style-name="ce18" table:formula="of:=[.P3]/1.35" office:value-type="float" office:value="0.0110915814454377" calcext:value-type="float">
            <text:p>0.0110915814454377</text:p>
          </table:table-cell>
          <table:table-cell table:style-name="ce18" table:formula="of:=[.Q3]/1.35" office:value-type="float" office:value="0.00821598625587976" calcext:value-type="float">
            <text:p>0.00821598625587976</text:p>
          </table:table-cell>
          <table:table-cell table:style-name="ce18" table:formula="of:=[.R3]/1.35" office:value-type="float" office:value="0.00608591574509611" calcext:value-type="float">
            <text:p>0.00608591574509611</text:p>
          </table:table-cell>
          <table:table-cell table:style-name="ce18" table:formula="of:=[.S3]/1.35" office:value-type="float" office:value="0.00450808573710823" calcext:value-type="float">
            <text:p>0.00450808573710823</text:p>
          </table:table-cell>
          <table:table-cell table:style-name="ce18" table:formula="of:=[.T3]/1.35" office:value-type="float" office:value="0.00333932276822832" calcext:value-type="float">
            <text:p>0.00333932276822832</text:p>
          </table:table-cell>
          <table:table-cell table:style-name="ce18" table:formula="of:=[.U3]/1.35" office:value-type="float" office:value="0.00247357242090987" calcext:value-type="float">
            <text:p>0.00247357242090987</text:p>
          </table:table-cell>
          <table:table-cell table:style-name="ce18" table:formula="of:=[.V3]/1.35" office:value-type="float" office:value="0.00183227586734064" calcext:value-type="float">
            <text:p>0.00183227586734064</text:p>
          </table:table-cell>
          <table:table-cell table:style-name="ce18" table:formula="of:=[.W3]/1.35" office:value-type="float" office:value="0.00135724138321529" calcext:value-type="float">
            <text:p>0.00135724138321529</text:p>
          </table:table-cell>
          <table:table-cell table:style-name="ce18" table:formula="of:=[.X3]/1.35" office:value-type="float" office:value="0.00100536398756688" calcext:value-type="float">
            <text:p>0.00100536398756688</text:p>
          </table:table-cell>
          <table:table-cell table:style-name="ce18" table:formula="of:=[.Y3]/1.35" office:value-type="float" office:value="0.000744714064864357" calcext:value-type="float">
            <text:p>0.000744714064864357</text:p>
          </table:table-cell>
          <table:table-cell table:style-name="ce18" table:formula="of:=[.Z3]/1.35" office:value-type="float" office:value="0.000551640048047672" calcext:value-type="float">
            <text:p>0.00055164004804767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18" office:value-type="float" office:value="0.001" calcext:value-type="float">
            <text:p>0.001</text:p>
          </table:table-cell>
          <table:table-cell table:number-columns-repeated="16357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1"/>
        <table:table-row table:style-name="ro1">
          <table:table-cell table:style-name="ce46" office:value-type="string" calcext:value-type="string">
            <text:p>mu</text:p>
          </table:table-cell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47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48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ce44"/>
          <table:table-cell table:style-name="ce43" table:number-columns-repeated="2"/>
          <table:table-cell table:number-columns-repeated="16370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6" table:number-columns-repeated="3"/>
          <table:table-cell table:number-columns-repeated="16370"/>
        </table:table-row>
        <table:table-row table:style-name="ro1" table:number-rows-repeated="7">
          <table:table-cell table:number-columns-repeated="5"/>
          <table:table-cell table:style-name="ce46" table:number-columns-repeated="10"/>
          <table:table-cell table:number-columns-repeated="16369"/>
        </table:table-row>
        <table:table-row table:style-name="ro1">
          <table:table-cell table:number-columns-repeated="6"/>
          <table:table-cell table:style-name="ce46" table:number-columns-repeated="7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7" office:value-type="string" calcext:value-type="string">
            <text:p>metabolite</text:p>
          </table:table-cell>
          <table:table-cell table:style-name="ce52" office:value-type="string" calcext:value-type="string">
            <text:p>mass_fraction</text:p>
          </table:table-cell>
        </table:table-row>
        <table:table-row table:style-name="ro1">
          <table:table-cell table:style-name="ce28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8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8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8"/>
          <table:table-cell table:style-name="ce52"/>
        </table:table-row>
        <table:table-row table:style-name="ro1" table:number-rows-repeated="2">
          <table:table-cell/>
          <table:table-cell table:style-name="ce52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0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3:04:23.2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18T13:05:22.543000000</dc:date>
    <meta:editing-cycles>265</meta:editing-cycles>
    <meta:editing-duration>P1DT4H30M25S</meta:editing-duration>
    <meta:document-statistic meta:table-count="9" meta:cell-count="602" meta:object-count="0"/>
  </office:meta>
</office:document-meta>
</file>